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6446781598005928276"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4187446706758896112"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6137054902224202705"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1889939570649589894"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952197379434659193"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7393788348171893646"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460256492267491827"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5940351457135249423"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4689302" text:continue-list="list460256492267491827"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2920425593163889252"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710239"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706421"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4713366" text:continue-numbering="true" text:style-name="L9">
        <text:list-item>
          <text:list>
            <text:list-header>
              <text:p text:style-name="P210">Warm down: <text:span text:style-name="T3">0.25 mile jog home</text:span></text:p>
              <text:p text:style-name="P211"/>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4696761"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712621"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6250672243727352553"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7517253628880264721"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1864960956073053863"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716070"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8838382615231425990"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9070496093287273949"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4175563543793169881" text:style-name="L15">
        <text:list-item>
          <text:list>
            <text:list-header>
              <text:p text:style-name="P183">1.5 miles averaging about 9:40/mile and rest 1 min</text:p>
            </text:list-header>
          </text:list>
        </text:list-item>
      </text:list>
      <text:p text:style-name="P24">1 mile in 8:26 and rest 2 min</text:p>
      <text:list xml:id="list8163044733438551713"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6568062081156134150"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689295"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1104783624605165078"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6385981226669424638"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419173269535269011"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4689097" text:continue-list="list6385981226669424638" text:style-name="L19">
        <text:list-item>
          <text:list>
            <text:list-header>
              <text:p text:style-name="P187">(Pace*HR)=1240</text:p>
            </text:list-header>
          </text:list>
        </text:list-item>
      </text:list>
      <text:list xml:id="list34716326" text:continue-list="list1104783624605165078" text:style-name="L18">
        <text:list-item>
          <text:list>
            <text:list-header>
              <text:p text:style-name="P186">2 miles at 10:46/mile Ave HR= 121 bpm and rest a few minutes</text:p>
            </text:list-header>
          </text:list>
        </text:list-item>
      </text:list>
      <text:list xml:id="list34692005" text:continue-list="list34689097"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4688980"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2720399124251231119"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7337139335429107877"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209991046400375464"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3004527153246429853" text:style-name="L24">
        <text:list-item>
          <text:p text:style-name="P214">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4196714136738910451"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2604500062218216512"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4686861"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707203"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4795220491163475125"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907033190245581319"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1633400964754619986"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100273655202183535"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569734794251315630"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2382760863915639524" text:style-name="L32">
        <text:list-item>
          <text:list>
            <text:list-header>
              <text:p text:style-name="P197">0.25 miles in 2:54</text:p>
              <text:p text:style-name="P197">1 mile in 9:21 going faster as I ran and ending at around 8:30 pace</text:p>
            </text:list-header>
          </text:list>
        </text:list-item>
      </text:list>
      <text:list xml:id="list1219668838383830498"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664859415001204111"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1608020253351988490"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1061957422657800666"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7273282556936911164"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9119677428554734656" text:style-name="L38">
        <text:list-item>
          <text:list>
            <text:list-header>
              <text:p text:style-name="P202">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10"><text:soft-page-break/>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text:soft-page-break/>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193189276832891277" text:style-name="L39">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text:soft-page-break/>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ext:soft-page-break/>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6-21T14:35:02.60</dc:date>
    <dc:creator>James Lombardi</dc:creator>
    <meta:editing-duration>P29DT17H57M53S</meta:editing-duration>
    <meta:editing-cycles>2235</meta:editing-cycles>
    <meta:generator>OpenOffice/4.1.2$Win32 OpenOffice.org_project/412m3$Build-9782</meta:generator>
    <meta:document-statistic meta:table-count="0" meta:image-count="9" meta:object-count="0" meta:page-count="221" meta:paragraph-count="6481" meta:word-count="69726" meta:character-count="356620"/>
  </office:meta>
</office:document-meta>
</file>